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officeooo:paragraph-rsid="0008100f"/>
    </style:style>
    <style:style style:name="P3" style:family="paragraph" style:parent-style-name="Standard">
      <style:paragraph-properties fo:line-height="150%"/>
      <style:text-properties officeooo:paragraph-rsid="0009a2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Vim的的常用操作或命令</text:p>
      <text:p text:style-name="P1"/>
      <text:p text:style-name="P1">1. 文件操作</text:p>
      <text:p text:style-name="P1"><text:tab/>1） 打开文件<text:tab/></text:p>
      <text:p text:style-name="P1"><text:tab/><text:tab/><text:tab/>vi <text:s text:c="3"/>&lt;filename&gt;</text:p>
      <text:p text:style-name="P1"><text:tab/>2)<text:tab/>编辑文件内容</text:p>
      <text:p text:style-name="P2"><text:tab/><text:tab/><text:tab/>在命令模式下摁 <text:s/>a <text:s text:c="2"/>i <text:s text:c="2"/>o 三个字母中的任意一个</text:p>
      <text:p text:style-name="P2"><text:tab/>3） 保存文件</text:p>
      <text:p text:style-name="P2"><text:tab/><text:tab/><text:tab/>在命令模式下 <text:s/>:wq <text:s text:c="5"/>为保存并退出编辑器</text:p>
      <text:p text:style-name="P2"><text:tab/><text:tab/><text:tab/><text:tab/><text:tab/><text:tab/> <text:s/>:q！<text:tab/>为退出编辑器，并且不保存</text:p>
      <text:p text:style-name="P2"><text:tab/><text:tab/></text:p>
      <text:p text:style-name="P1">2. 光标操作</text:p>
      <text:p text:style-name="P1"><text:tab/>1） 上下左右方向键</text:p>
      <text:p text:style-name="P1"><text:tab/>2）命令模式下， h向左，j向下，k向上，l向右</text:p>
      <text:p text:style-name="P1"/>
      <text:p text:style-name="P1">3. 行操作（命令模式下）</text:p>
      <text:p text:style-name="P1"><text:tab/>1） 显示行号</text:p>
      <text:p text:style-name="P1"><text:tab/><text:tab/><text:tab/>:set <text:s/>nu</text:p>
      <text:p text:style-name="P1"><text:tab/><text:tab/>取消行号</text:p>
      <text:p text:style-name="P1"><text:tab/><text:tab/><text:tab/>:set nonu</text:p>
      <text:p text:style-name="P1"><text:tab/>2) 跳到指定行</text:p>
      <text:p text:style-name="P3"><text:tab/><text:tab/><text:tab/>:n<text:tab/>n为行号</text:p>
      <text:p text:style-name="P3"><text:tab/>3) 跳到最后一行</text:p>
      <text:p text:style-name="P3"><text:tab/><text:tab/><text:tab/>G <text:s/>或者 <text:s/>gg</text:p>
      <text:p text:style-name="P1"><text:tab/><text:tab/><text:tab/></text:p>
      <text:p text:style-name="P1">4. 删除命令</text:p>
      <text:p text:style-name="P1"><text:tab/>x <text:s text:c="2"/>删除光标所在处字符</text:p>
      <text:p text:style-name="P1"><text:tab/>nx <text:s/>删除光标所在处后n个字符</text:p>
      <text:p text:style-name="P1"><text:tab/>dd <text:s/>删除光标所在行</text:p>
      <text:p text:style-name="P1"><text:tab/>ndd 删除第n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21:11:21.252525699</meta:creation-date>
    <dc:date>2018-09-28T21:27:10.809138435</dc:date>
    <meta:editing-duration>PT5M39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28" meta:word-count="212" meta:character-count="357" meta:non-whitespace-character-count="250"/>
  </office:meta>
</office:document-meta>
</file>